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ResourceResolverTests.resource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sourceResolverTests.resolverUrlPath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ResourceResolverTests.resolveResourceInternalFrom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ResourceResolverTests.resolverUrlPathFrom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ingResourceResolverTests.resolveResourceMatching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ingResourceResolverTests.resolveResourceNoAccep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ResourceResolverTests.resolveResourc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ingResourceResolverTests.resolveResourceAcceptEncodingInCacheKey( GzippedFiles gzipped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chingResourceResolverTests.resolveResourceInternal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Resource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ingResourceResolverTests.resolverUr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